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600000029ABF5F7A91F7A9EF9.png" manifest:media-type="image/png"/>
  <manifest:file-entry manifest:full-path="Pictures/100002010000020000000200D4C2494A897BE549.png" manifest:media-type="image/png"/>
  <manifest:file-entry manifest:full-path="Pictures/100002010000015C0000015CC8CCE57262338FF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 style:list-style-name="WWNum1">
      <style:paragraph-properties fo:margin-left="0.5in" fo:margin-right="0.0626in" fo:margin-top="0.0626in" fo:margin-bottom="0in" loext:contextual-spacing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.0626in" fo:margin-top="0in" fo:margin-bottom="0.0626in" loext:contextual-spacing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.0626in" fo:margin-top="0in" fo:margin-bottom="0in" loext:contextual-spacing="false" fo:text-indent="-0.25in" style:auto-text-indent="false"/>
    </style:style>
    <style:style style:name="P7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8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9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18" style:family="paragraph" style:parent-style-name="Standard" style:list-style-name="WWNum1">
      <style:paragraph-properties fo:margin-left="1in" fo:margin-right="0.0626in" fo:margin-top="0in" fo:margin-bottom="0.0626in" loext:contextual-spacing="false" fo:text-indent="-0.25in" style:auto-text-indent="false"/>
    </style:style>
    <style:style style:name="P19" style:family="paragraph" style:parent-style-name="Standard" style:list-style-name="WWNum1">
      <style:paragraph-properties fo:margin-left="1in" fo:margin-right="0.0626in" fo:margin-top="0in" fo:margin-bottom="0in" loext:contextual-spacing="false" fo:text-indent="-0.25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Standard" style:list-style-name="WWNum1">
      <style:paragraph-properties fo:margin-left="1in" fo:margin-right="0.0626in" fo:margin-top="0in" fo:margin-bottom="0in" loext:contextual-spacing="false" fo:text-indent="-0.25in" style:auto-text-indent="false"/>
    </style:style>
    <style:style style:name="P21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cc7a17" fo:font-size="12pt" style:font-size-asian="12pt" style:font-size-complex="12pt"/>
    </style:style>
    <style:style style:name="P22" style:family="paragraph" style:parent-style-name="Standard">
      <style:paragraph-properties fo:margin-left="0in" fo:margin-right="0.0626in" fo:text-indent="0in" style:auto-text-indent="false"/>
    </style:style>
    <style:style style:name="P2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384d54" fo:font-size="12pt" style:font-size-asian="12pt" style:font-size-complex="12pt"/>
    </style:style>
    <style:style style:name="T2" style:family="text">
      <style:text-properties fo:color="#384d54" fo:font-size="9pt" style:font-size-asian="9pt" style:font-size-complex="9pt"/>
    </style:style>
    <style:style style:name="T3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4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7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8" style:family="text">
      <style:text-properties fo:color="#666666" style:font-name="Calibri" fo:font-size="11pt" style:text-underline-style="none" style:font-name-asian="Calibri1" style:font-size-asian="11pt" style:font-name-complex="Calibri1" style:font-size-complex="11pt"/>
    </style:style>
    <style:style style:name="T9" style:family="text">
      <style:text-properties fo:color="#666666" style:font-name="Calibri" fo:font-size="11pt" style:text-underline-style="solid" style:text-underline-width="auto" style:text-underline-color="font-color" fo:font-weight="bold" style:font-name-asian="Calibri1" style:font-size-asian="11pt" style:font-weight-asian="bold" style:font-name-complex="Calibri1" style:font-size-complex="11pt"/>
    </style:style>
    <style:style style:name="T10" style:family="text">
      <style:text-properties fo:color="#666666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1" style:family="text">
      <style:text-properties fo:color="#1155cc" style:font-name="Calibri"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T12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13" style:family="text">
      <style:text-properties fo:color="#0db7ed" fo:font-size="20pt" fo:font-weight="normal" style:font-size-asian="20pt" style:font-weight-asian="normal" style:font-size-complex="20pt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6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17" style:family="text">
      <style:text-properties fo:color="#0086b3" style:font-name="Consolas" fo:font-weight="bold" fo:background-color="#f8f8f8" loext:char-shading-value="0" style:font-name-asian="Consolas1" style:font-weight-asian="bold" style:font-name-complex="Consolas1"/>
    </style:style>
    <style:style style:name="T18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3.png" text:anchor-type="as-char" svg:width="0.2083in" svg:height="0.2083in" draw:z-index="0"><draw:image xlink:href="Pictures/100002010000020000000200D4C2494A897BE549.png" xlink:type="simple" xlink:show="embed" xlink:actuate="onLoad" loext:mime-type="image/png"/></draw:frame><text:span text:style-name="T1">Crear y compartir repositorios privados en Github</text:span></text:p>
      <text:p text:style-name="P1"><draw:rect text:anchor-type="as-char" style:rel-width="100%" draw:z-index="2" draw:style-name="gr1" draw:text-style-name="P24" svg:width="0.0012in" svg:height="0.0213in"><text:p/></draw:rect></text:p>
      <text:list xml:id="list147323852" text:style-name="WWNum1">
        <text:list-item>
          <text:p text:style-name="P3"><text:span text:style-name="T7">Enlace visibilidad repositorio: </text:span><text:a xlink:type="simple" xlink:href="https://docs.github.com/es/github/administering-a-repository/managing-repository-settings/setting-repository-visibility" text:style-name="ListLabel_20_10" text:visited-style-name="ListLabel_20_10"><text:span text:style-name="T11">https://docs.github.com/es/github/administering-a-repository/managing-repository-settings/setting-repository-visibility</text:span></text:a></text:p>
        </text:list-item>
        <text:list-item>
          <text:p text:style-name="P4"><text:span text:style-name="T7">Enlace compartir repositorio: </text:span><text:a xlink:type="simple" xlink:href="https://docs.github.com/es/github/setting-up-and-managing-your-github-user-account/managing-access-to-your-personal-repositories/inviting-collaborators-to-a-personal-repository" text:style-name="ListLabel_20_10" text:visited-style-name="ListLabel_20_10"><text:span text:style-name="T11">https://docs.github.com/es/github/setting-up-and-managing-your-github-user-account/managing-access-to-your-personal-repositories/inviting-collaborators-to-a-personal-repository</text:span></text:a></text:p>
        </text:list-item>
      </text:list>
      <text:p text:style-name="P8"><draw:frame draw:style-name="fr1" draw:name="Image1" text:anchor-type="as-char" svg:width="0.2083in" svg:height="0.2083in" draw:z-index="0"><draw:image xlink:href="Pictures/100002010000020000000200D4C2494A897BE549.png" xlink:type="simple" xlink:show="embed" xlink:actuate="onLoad" loext:mime-type="image/png"/></draw:frame><text:span text:style-name="T1">Token acceso para trabajar con repositorios</text:span></text:p>
      <text:p text:style-name="P7"><draw:rect text:anchor-type="as-char" style:rel-width="100%" draw:z-index="3" draw:style-name="gr1" draw:text-style-name="P24" svg:width="0.0012in" svg:height="0.0213in"><text:p/></draw:rect></text:p>
      <text:list xml:id="list52924114203365" text:continue-numbering="true" text:style-name="WWNum1">
        <text:list-item>
          <text:p text:style-name="P5"><text:span text:style-name="T7">Crear token de acceso Github (</text:span><text:span text:style-name="T9">Obligatorio: Actua de contraseña para trabajar con repositorios</text:span><text:span text:style-name="T7">): </text:span><text:a xlink:type="simple" xlink:href="https://docs.github.com/es/github/authenticating-to-github/keeping-your-account-and-data-secure/creating-a-personal-access-token" text:style-name="ListLabel_20_10" text:visited-style-name="ListLabel_20_10"><text:span text:style-name="T11">https://docs.github.com/es/github/authenticating-to-github/keeping-your-account-and-data-secure/creating-a-personal-access-token</text:span></text:a></text:p>
        </text:list-item>
      </text:list>
      <text:p text:style-name="P10"><draw:frame draw:style-name="fr1" draw:name="image2.png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Establecer usuario y email Github (solo primera vez)</text:span></text:p>
      <text:p text:style-name="P9"><draw:rect text:anchor-type="as-char" style:rel-width="100%" draw:z-index="4" draw:style-name="gr1" draw:text-style-name="P2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15">git config --global user.name </text:span><text:span text:style-name="T16">"NOMBREUSUARIO GITHUB"</text:span><text:span text:style-name="T15"><text:line-break/>git config user.email </text:span><text:span text:style-name="T16">"EMAILCUENTAGITHUB@SERVIDOR.COM"</text:span></text:p>
          </table:table-cell>
        </table:table-row>
      </table:table>
      <text:list xml:id="list52923791643394" text:continue-numbering="true" text:style-name="WWNum1">
        <text:list-item>
          <text:p text:style-name="P5"><text:span text:style-name="T7">La primera vez que usamos git con Github, deberemos configurar estos parámetros. Esto indica las credenciales al conectarnos a cuentas Github para manipular repositorios.</text:span></text:p>
        </text:list-item>
      </text:list>
      <text:p text:style-name="P8"><draw:frame draw:style-name="fr1" draw:name="Image2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Usando “git clone” para clonar un repositorio</text:span></text:p>
      <text:p text:style-name="P7"><draw:rect text:anchor-type="as-char" style:rel-width="100%" draw:z-index="5" draw:style-name="gr1" draw:text-style-name="P24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<text:span text:style-name="T15">git </text:span><text:span text:style-name="T17">clone</text:span><text:span text:style-name="T15"> (dirección del repositorio)</text:span></text:p>
          </table:table-cell>
        </table:table-row>
      </table:table>
      <text:list xml:id="list52924518241683" text:continue-numbering="true" text:style-name="WWNum1">
        <text:list-item>
          <text:p text:style-name="P3"><text:span text:style-name="T7">Esta orden clona un repositorio de Github en tu máquina local.</text:span></text:p>
          <text:list>
            <text:list-item>
              <text:p text:style-name="P18"><text:span text:style-name="T7">Si el repositorio es privado te pedirá tu cuenta de usuario y una contraseña. Esa contraseña </text:span><text:span text:style-name="T9">NO ES LA CONTRASEÑA DE TU CUENTA,</text:span><text:span text:style-name="T7"> sino el token personal. </text:span></text:p>
            </text:list-item>
          </text:list>
        </text:list-item>
      </text:list>
      <text:p text:style-name="P8"><draw:frame draw:style-name="fr1" draw:name="Image3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Usando “git pull” para descargar últimos cambios</text:span></text:p>
      <text:p text:style-name="P7"><draw:rect text:anchor-type="as-char" style:rel-width="100%" draw:z-index="6" draw:style-name="gr1" draw:text-style-name="P24" svg:width="0.0012in" svg:height="0.0213in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"><text:span text:style-name="T15">git pull</text:span></text:p>
          </table:table-cell>
        </table:table-row>
      </table:table>
      <text:list xml:id="list52924343614092" text:continue-numbering="true" text:style-name="WWNum1">
        <text:list-item>
          <text:p text:style-name="P3"><text:span text:style-name="T7">Esta orden descarga los últimos cambios de git en un repositorio de Github clonado en tu máquina local.</text:span></text:p>
          <text:list>
            <text:list-item>
              <text:p text:style-name="P18"><text:span text:style-name="T7">Si el repositorio es privado te pedirá tu cuenta de usuario y una contraseña. Esa contraseña </text:span><text:span text:style-name="T9">NO ES LA CONTRASEÑA DE TU CUENTA,</text:span><text:span text:style-name="T7"> sino el token personal. </text:span></text:p>
            </text:list-item>
          </text:list>
        </text:list-item>
      </text:list>
      <text:p text:style-name="P8"><draw:frame draw:style-name="fr1" draw:name="Image4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Guardando cambios con “git add”, “git commit” y “git push”</text:span></text:p>
      <text:p text:style-name="P7"><draw:rect text:anchor-type="as-char" style:rel-width="100%" draw:z-index="7" draw:style-name="gr1" draw:text-style-name="P24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<text:span text:style-name="T15">git add *<text:line-break/>git commit -m </text:span><text:span text:style-name="T16">"Mensaje del commit"</text:span><text:span text:style-name="T15"><text:line-break/>git push</text:span></text:p>
          </table:table-cell>
        </table:table-row>
      </table:table>
      <text:list xml:id="list52925226957149" text:continue-numbering="true" text:style-name="WWNum1">
        <text:list-item>
          <text:p text:style-name="P3"><text:span text:style-name="T7">La orden “git add” añade ficheros que se almacenarán en el “commit”. Aunque pueden nombrarse uno a uno, es habitual usar “git add *” si todos son candidatos a formar parte del “commit”.</text:span></text:p>
          <text:list>
            <text:list-item>
              <text:p text:style-name="P19"/>
            </text:list-item>
          </text:list>
        </text:list-item>
        <text:list-item>
          <text:p text:style-name="P6"><text:span text:style-name="T7">La orden “git commit” crea en tu repositorio local una “instantánea” del estado de tu repositorio. </text:span></text:p>
          <text:list>
            <text:list-item>
              <text:p text:style-name="P20"><text:span text:style-name="T7">Solo aplica a los ficheros que han sido añadidos con “git add” y además han tenido cambios desde el último commit.</text:span></text:p>
            </text:list-item>
            <text:list-item>
              <text:p text:style-name="P20"><text:span text:style-name="T7">La orden “git commit” necesita un mensaje. Se lo damos con “-m”.</text:span></text:p>
            </text:list-item>
          </text:list>
        </text:list-item>
        <text:list-item>
          <text:p text:style-name="P6"><text:span text:style-name="T7">La orden “git push” sube los “commits” locales Github.</text:span></text:p>
          <text:list>
            <text:list-item>
              <text:p text:style-name="P18"><text:span text:style-name="T7">Al hacer push te pedirá tu cuenta de usuario y una contraseña. Esa contraseña </text:span><text:span text:style-name="T9">NO ES LA CONTRASEÑA DE TU CUENTA,</text:span><text:span text:style-name="T7"> sino el token personal. </text:span></text:p>
            </text:list-item>
          </text:list>
        </text:list-item>
      </text:list>
      <text:p text:style-name="P8"><draw:frame draw:style-name="fr1" draw:name="Image5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Usando “git rm” y “git mv” para borrar renombrar ficheros/directorios</text:span></text:p>
      <text:p text:style-name="P7"><draw:rect text:anchor-type="as-char" style:rel-width="100%" draw:z-index="8" draw:style-name="gr1" draw:text-style-name="P24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5"><text:span text:style-name="T15">git rm ficheroaborrar<text:line-break/>git mv fichero nuevonombre</text:span></text:p>
          </table:table-cell>
        </table:table-row>
      </table:table>
      <text:list xml:id="list52924178631693" text:continue-numbering="true" text:style-name="WWNum1">
        <text:list-item>
          <text:p text:style-name="P5"><text:span text:style-name="T7">Estas órdenes pueden borrar o renombrar ficheros/directorios. Para que los cambios se reflejen, debe hacerse un commit y subirse, siguiendo la estructura indicada anteriormente.</text:span></text:p>
        </text:list-item>
      </text:list>
      <text:p text:style-name="P21"/>
      <text:p text:style-name="P8"><draw:frame draw:style-name="fr1" draw:name="Image6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Creando ramas con “git branch” y situándose en ellas con “git checkout”</text:span></text:p>
      <text:p text:style-name="P7"><draw:rect text:anchor-type="as-char" style:rel-width="100%" draw:z-index="9" draw:style-name="gr1" draw:text-style-name="P24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><text:span text:style-name="T15">git branch nuevarama<text:line-break/>git checkout nuevarama</text:span></text:p>
          </table:table-cell>
        </table:table-row>
      </table:table>
      <text:list xml:id="list52924115023796" text:continue-numbering="true" text:style-name="WWNum1">
        <text:list-item>
          <text:p text:style-name="P5"><text:span text:style-name="T7">Con “git branch” creamos la rama. Crear la rama NO IMPLICA situarse en esa rama creada. Con “git checkout” nos movemos entre ramas.</text:span></text:p>
        </text:list-item>
      </text:list>
      <text:p text:style-name="P8"><draw:frame draw:style-name="fr1" draw:name="Image7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Uniendo ramas con “git merge” o “git rebase”</text:span></text:p>
      <text:p text:style-name="P7"><draw:rect text:anchor-type="as-char" style:rel-width="100%" draw:z-index="10" draw:style-name="gr1" draw:text-style-name="P24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5"><text:span text:style-name="T15">git checkout ramaProduccion<text:line-break/>git merge ramaDesarrollo </text:span><text:span text:style-name="T18">#O si procede, git rebase ramaDesarrollo</text:span></text:p>
          </table:table-cell>
        </table:table-row>
      </table:table>
      <text:list xml:id="list52923791501990" text:continue-numbering="true" text:style-name="WWNum1">
        <text:list-item>
          <text:p text:style-name="P3"><text:span text:style-name="T7">Usando esta secuencia con “git merge”:</text:span></text:p>
          <text:list>
            <text:list-item>
              <text:p text:style-name="P20"><text:span text:style-name="T7">Creamos un nuevo “commit” que cuelga de “ramaProducción” (sin borrar lo anterior) que incluye la unión de las ramas “ramaProducción” y “ramaDesarrollo”.</text:span></text:p>
            </text:list-item>
          </text:list>
        </text:list-item>
        <text:list-item>
          <text:p text:style-name="P6"><text:span text:style-name="T7">Usando esta secuencia con “git rebase”:</text:span></text:p>
          <text:list>
            <text:list-item>
              <text:p text:style-name="P20"><text:span text:style-name="T7">Creamos un nuevo “commit” que cuelga de “ramaProducción” pero sin mantener a salvo la historia de la rama secundaria (“ramaDesarrollo”).</text:span></text:p>
            </text:list-item>
          </text:list>
        </text:list-item>
        <text:list-item>
          <text:p text:style-name="P6"><text:span text:style-name="T10">[OPINIÓN] </text:span><text:span text:style-name="T7">¿Cuando usar “git merge” y cuando “git rebase”?:</text:span></text:p>
          <text:list>
            <text:list-item>
              <text:p text:style-name="P20"><text:span text:style-name="T7">Opino que “git merge” debería usarse para subir cambios y nuevas features a la rama producción.</text:span></text:p>
            </text:list-item>
            <text:list-item>
              <text:p text:style-name="P18"><text:span text:style-name="T7">Opino que “git rebase” debería ser usado cuando se trata de integrar ramas secundarias en una rama.</text:span></text:p>
            </text:list-item>
          </text:list>
        </text:list-item>
      </text:list>
      <text:p text:style-name="P8"><draw:frame draw:style-name="fr1" draw:name="Image8" text:anchor-type="as-char" svg:width="0.2083in" svg:height="0.2083in" draw:z-index="0"><draw:image xlink:href="Pictures/100002010000015C0000015CC8CCE57262338FFB.png" xlink:type="simple" xlink:show="embed" xlink:actuate="onLoad" loext:mime-type="image/png"/></draw:frame><text:span text:style-name="T12"><text:s/></text:span><text:span text:style-name="T1">Más información sobre Git</text:span></text:p>
      <text:p text:style-name="P7"><draw:rect text:anchor-type="as-char" style:rel-width="100%" draw:z-index="11" draw:style-name="gr1" draw:text-style-name="P24" svg:width="0.0012in" svg:height="0.0213in"><text:p/></draw:rect></text:p>
      <text:list xml:id="list52925027863678" text:continue-numbering="true" text:style-name="WWNum1">
        <text:list-item>
          <text:p text:style-name="P3"><text:span text:style-name="T7">Más información de git:</text:span></text:p>
          <text:list>
            <text:list-item>
              <text:p text:style-name="P20"><text:soft-page-break/><text:span text:style-name="T7">Git, la guía sencilla: </text:span><text:a xlink:type="simple" xlink:href="https://rogerdudler.github.io/git-guide/index.es.html" text:style-name="ListLabel_20_10" text:visited-style-name="ListLabel_20_10"><text:span text:style-name="T11">https://rogerdudler.github.io/git-guide/index.es.html</text:span></text:a></text:p>
            </text:list-item>
            <text:list-item>
              <text:p text:style-name="P20"><text:span text:style-name="T7">Learn git branching: </text:span><text:a xlink:type="simple" xlink:href="https://rogerdudler.github.io/git-guide/index.es.html" text:style-name="ListLabel_20_10" text:visited-style-name="ListLabel_20_10"><text:span text:style-name="T11">https://rogerdudler.github.io/git-guide/index.es.html</text:span></text:a></text:p>
            </text:list-item>
            <text:list-item>
              <text:p text:style-name="P18"><text:span text:style-name="T7">Github + git Cheatsheet: </text:span><text:a xlink:type="simple" xlink:href="https://training.github.com/downloads/es_ES/github-git-cheat-sheet.pdf" text:style-name="ListLabel_20_10" text:visited-style-name="ListLabel_20_10"><text:span text:style-name="T11">https://training.github.com/downloads/es_ES/github-git-cheat-sheet.pdf</text:span></text:a></text:p>
            </text:list-item>
          </text:list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Calibri" fo:font-family="Calibri" style:font-family-generic="roman" style:font-pitch="variable" fo:font-size="11pt" style:text-underline-style="solid" style:text-underline-width="auto" style:text-underline-color="font-color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9" text:anchor-type="as-char" svg:width="0.2866in" svg:height="0.2866in" draw:z-index="13"><draw:image xlink:href="Pictures/100002010000015C0000015CC8CCE57262338FFB.png" xlink:type="simple" xlink:show="embed" xlink:actuate="onLoad" loext:mime-type="image/png"/></draw:frame><draw:frame draw:style-name="Mfr1" draw:name="Image10" text:anchor-type="as-char" svg:width="0.3181in" svg:height="0.3228in" draw:z-index="15"><draw:image xlink:href="Pictures/100002010000020000000200D4C2494A897BE549.png" xlink:type="simple" xlink:show="embed" xlink:actuate="onLoad" loext:mime-type="image/png"/></draw:frame><text:span text:style-name="MT1">Cheatsheet Git básico + Github</text:span><draw:frame draw:style-name="Mfr2" draw:name="image1.png" text:anchor-type="char" svg:x="6.4898in" svg:y="0.3228in" svg:width="1.0091in" svg:height="0.3535in" draw:z-index="1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3" meta:object-count="0" meta:page-count="2" meta:paragraph-count="57" meta:word-count="578" meta:character-count="4058" meta:non-whitespace-character-count="3543"/>
    <meta:generator>LibreOfficeDev/6.0.5.2$Linux_X86_64 LibreOffice_project/</meta:generator>
  </office:meta>
</office:document-meta>
</file>